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paragraph-properties fo:text-align="end" style:justify-single-word="false"/>
      <style:text-properties fo:font-size="14pt" fo:font-weight="bold" style:font-size-asian="14pt" style:font-weight-asian="bold" style:font-size-complex="14pt" style:font-weight-complex="bold"/>
    </style:style>
    <style:style style:name="P3" style:family="paragraph" style:parent-style-name="Text_20_body">
      <style:paragraph-properties fo:text-align="end" style:justify-single-word="false"/>
      <style:text-properties fo:font-size="14pt" style:font-size-asian="14pt" style:font-size-complex="14pt"/>
    </style:style>
    <style:style style:name="P4" style:family="paragraph" style:parent-style-name="Text_20_body">
      <style:paragraph-properties fo:text-align="end" style:justify-single-word="false" style:writing-mode="rl-tb"/>
    </style:style>
    <style:style style:name="P5" style:family="paragraph" style:parent-style-name="Text_20_body">
      <style:paragraph-properties fo:text-align="end" style:justify-single-word="false" style:writing-mode="rl-tb"/>
      <style:text-properties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language="de" fo:country="D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اینترنت رایگان</text:p>
      <text:p text:style-name="P4">همسایه‌های شما راهی‌ پیدا کردند که اینترنت خود را با شما تقسیم کنند. این کار در آلمان از نظر حقوقی به راحتی‌ انجام پذیر نیست. به همین خاطر متاسفانه این خط اینترنت کمی‌ کند می‌باشد. با این حال امیدواریم که این اقدام یکی‌ از نیازهای اساسی شما را به طور رایگان تامین کند. هر دستگاهی با قابلیت اتصال بی‌ سیم (مثل لپ‌تاپ یا تلفن همراه) میتوانند به این خط اینترنت متصل شود. کافیست به آسانی خط اینترنتی آزاد و بدون رمز " <text:span text:style-name="T1">Freifunk</text:span> " را در دستگاه خود انتخاب کنید.</text:p>
      <text:p text:style-name="P4">این خط ایننترنتی برای خواندن اخبار و متون، خواندن ویکیپدیا و جستجو در اینترنت، همینطور استفاده از نرم افزارهایی مانند واتس‌اپ و تلگرام مناسب می‌باشد. به دلیل کندی سرعت، متاسفانه این خط برای دیدن فیلم در یوتیوب (یا به طور کلی‌ در اینترنت)، گوش دادن موسیقی در اینترنت و یا برقراری تماس تصویری (مانند اسکایپ) مناسب نمی‌باشد. اگر این خط اینترنت برای شما بیشتر از ۲۴ ساعت قابل دسترس نبود، لطفا به این آدرس ایمیل : <text:a xlink:type="simple" xlink:href="mailto:shedhalle@freifunk-tuebingen.de" text:style-name="Internet_20_link" text:visited-style-name="Visited_20_Internet_20_Link">shedhalle@freifunk-tuebingen.de</text:a> <text:s/>تماس بگیرید یا به این شماره ۰۱۷۶۴۰۳۸۹۵۵۹ فقط با فرستادن اس‌ام‌اس، قطعی اینترنت را اطلاع دهید.</text:p>
      <text:p text:style-name="P2">اصول استفاده از اینترنت رایگان</text:p>
      <text:p text:style-name="P1">لطفا عادلانه استفاده کنید؛ آنگونه رفتار کنید، که دوست دارید دیگران با شما رفتار کنند! لطفا به گونه‌ای از اینترنت استفاده نکنید که دیگر کاربران اینترنت دچار کمبود شوند. به عبارت دیگر، صرفه جویانه از اینترنت استفاده کنید. اگر شما فیلم یا موسیقی‌ را به طور آنلاین از اینترنت تماشا کنید، اینترنت برای دیگر استفاده کنندگان بسیار کند خواهد شد.</text:p>
      <text:p text:style-name="P3"><text:span text:style-name="T1">لطفا به مسائل ایمنی در اینترنت توجه کنی</text:span>د</text:p>
      <text:p text:style-name="P4"><text:s/>از آنجایی که این خط اینترنت رایگان بی‌ سیم، آزاد و بدون رمز می‌باشد، ممکن است اطلاعات شما سرقت شود. برای حفاظت از اطلاعات شخصی‌ توصیه می‌کنیم که از صفحات رمزگذاری شده استفاده کنید، مخصوصاً زمانی‌ که در صفحه‌ا‌ی می‌خواهید رمز و اسم کاربری خود را وارد کنید. صفحات رمز گذاری شده با <text:span text:style-name="T1">...//:https</text:span> شروع میشوند، که حرف <text:span text:style-name="T2">s</text:span> در انتهای آن به معنی‌ ایمن <text:span text:style-name="T2">(secure) </text:span>است.</text:p>
      <text:p text:style-name="P2">هرگونه استفاده غیر قانونی ممنوع است</text:p>
      <text:p text:style-name="P4">استفاده از اینترنت در آلمان مطابق با قوانین آلمان است. صفحاتی در اینترنت هستند که استفاده از آنها در آلمان ممنوع است. اکثر فیلم‌ها و موسیقیها تحت قانون حفظ حقوق ناشر هستند و نمی‌توان به طور رایگان در اینترنت آنها را تماشا کرد. صفحات پورنوگرافی و همینطور صفحاتی با مضامین خشونت آمیز نیز ممکن است غیر قانونی باشند. در صورت تردید در قانونی بودن صفحه‌ا‌ی، از صفحاتی که مضامین مشکوکی دارند، بپرهیزید. خطر کردن در باز کردن صفحات مشکوک، ممکن است منجر به قطع این خط اینترنت شود.</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5-11T12:20:28.697751102</meta:creation-date>
    <dc:date>2016-05-11T23:53:54.21</dc:date>
    <meta:editing-duration>PT3H8M46S</meta:editing-duration>
    <meta:editing-cycles>4</meta:editing-cycles>
    <meta:generator>OpenOffice/4.1.2$Win32 OpenOffice.org_project/412m3$Build-9782</meta:generator>
    <meta:document-statistic meta:table-count="0" meta:image-count="0" meta:object-count="0" meta:page-count="1" meta:paragraph-count="9" meta:word-count="448" meta:character-count="2270"/>
    <dc:creator>Reza Safari</dc:creator>
  </office:meta>
</office:document-meta>
</file>